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style:font-name="Cochin1"/>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Standard">
      <style:text-properties style:font-name="Cochin1"/>
    </style:style>
    <style:style style:name="P7" style:family="paragraph" style:parent-style-name="Standard">
      <style:text-properties style:font-name="Cochin1" fo:font-size="12pt" style:font-name-asian="TimesNewRomanPSMT" style:font-size-asian="12pt" style:font-name-complex="TimesNewRomanPSMT" style:font-size-complex="12pt"/>
    </style:style>
    <style:style style:name="P8" style:family="paragraph" style:parent-style-name="Text_20_body"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style:text-position="super 58%"/>
    </style:style>
    <style:style style:name="T5" style:family="text">
      <style:text-properties style:font-name="Cochin1"/>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Appendix</text:p>
      <text:h text:style-name="Compound_20_Title_20_2" text:outline-level="1"><text:toc-mark text:string-value="Appendix: Random Notes" text:outline-level="1"/>Random Notes</text:h>
      <text:section text:style-name="Sect1" text:name="Section1">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p text:style-name="Text_20_body">Hagbard Celine from the Illuminatus Trilogy – travels in a golden submarine. <text:s/>“Finally, Hagbard Celine reveals himself as the fifth Illuminatus Primus; he has been playing both sides against each other in order to keep balance. He is a representative of the ‘true’ Illuminati, whose aim is to spread the idea that everybody is free to do whatever they want at all times.”</text:p>
        <text:p text:style-name="Text_20_body">Jelaluddin Balkhi (Afghani and Persian name for Rumi)</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p text:style-name="Text_20_body"/>
        <text:p text:style-name="Text_20_body">Larry Wall, Three Virtues of a Programmer: Laziness, Impatience and Hubris.</text:p>
        <text:p text:style-name="Text_20_body"/>
        <text:p text:style-name="Text_20_body">Last verse of Paul Simon’s “Call Me Al”:</text:p>
        <text:p text:style-name="Quotations">A man walks down the street<text:line-break/>It's a street in a strange world<text:line-break/><text:soft-page-break/>Maybe it's the Third World<text:line-break/>Maybe it's his first time around<text:line-break/>He doesn't speak the language<text:line-break/>He holds no currency<text:line-break/>He is a foreign man<text:line-break/>He is surrounded by the sound<text:line-break/>The sound<text:line-break/>Cattle in the marketplace<text:line-break/>Scatterlings and orphanages<text:line-break/>He looks around, around<text:line-break/>He sees angels in the architecture<text:line-break/>Spinning in infinity<text:line-break/>He says Amen and Hallelujah!</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i.e.</text:span><text:span text:style-name="T2">,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some</text:span><text:span text:style-name="T2">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2">Paratheoianametamystichood of Eris Esoteric</text:p>
        <text:p text:style-name="P2">… under no circumstances may you become a Prophet. We don’t intend to jeopardize our nonprophet status.</text:p>
        <text:p text:style-name="P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3">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3">weeks on end.”</text:span></text:p>
        <text:p text:style-name="P2">Besides the pen is only mighter than the sword at a range greater than five feet.</text:p>
        <text:p text:style-name="P2">Perhaps occasionally the soul of Emperor Norton descends once more into the world to momentarily inhabit the body of an otherwise undistinguished infidel.</text:p>
        <text:p text:style-name="P2">According to L.A. Rollins in Lucifer’s Lexicon a Discordian is one who likes to wear Emperor Norton’s old clothes.</text:p>
        <text:p text:style-name="P2">Discordianism is not just a religion; it is a mental illness.</text:p>
        <text:p text:style-name="P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2">OR</text:p>
        <text:p text:style-name="P2">If the Discordian Society is to become the world’s next great cargo cult it will be due to the efforts of the bewildering array of subdisorganizations which make up our internal structure, fashioned from the original blueprint for <text:soft-page-break/>the Manhatten Beach Pier House of Mirrors.</text:p>
        <text:p text:style-name="P2">No matter whether he calls himself Greyface or the Anti-“Bob” he acts like the Devil, because his most famous line is: “Let me organize it for you!”</text:p>
        <text:p text:style-name="P2">But no doubt you are also curious about Eris. Where does she hang out these days - now that Olympus has gone tourist? Eris Discordia is in Limbo, where all we virtuous pagans and our gods and goddesses go between lifetimes.</text:p>
        <text:p text:style-name="P2">There is no prohibition against prayer - which is not to say we think it is a wise activity.</text:p>
        <text:p text:style-name="P2">Eristic Avatars are sent down into Reality, the original Rorschach, for the purpose keeping things from becoming so well ordered that they stop working. This they often accomplish by insisting that certain arbitrary interpretations of reality are the only valid ones. That causes Strife which results in Confusion which revitalizes Holy Chaos.</text:p>
        <text:p text:style-name="P2">… as the Taoist sage Chuang Tzu simply said, “The more laws there are, the more crime there is.”</text:p>
        <text:p text:style-name="P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2">That was Greg showing off his rubber stamp collection. Few hobbies are as psychologically gratifying - especially when some bureaucrat is making you wait, with his or her back to you for a moment - as collection rubber stamps.</text:p>
        <text:p text:style-name="P2">A secret method of identifying your Discordianship for the benefit of other Discordians is by wearing a pull-off aluminum beer-can tab, strung through its ring, around your neck. That is called an All-Seeing Eye of Eris (complete with Tear) …</text:p>
        <text:p text:style-name="P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5">ings?</text:span></text:p>
        <text:p text:style-name="P6">M2: Even false things are true.</text:p>
        <text:p text:style-name="P6">GP: How can that be?</text:p>
        <text:p text:style-name="P7">M2: I don’t know man, I didn’t do it.</text:p>
        <text:p text:style-name="P7">–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6">mad</text:span><text:span text:style-name="T7"> but not </text:span><text:span text:style-name="T6">ill</text:span><text:span text:style-name="T7">.” – Werewolf Bridge, Robert Anton Wilson</text:span></text:p>
        <text:p text:style-name="P4">“... we Erisians seldom pray, it is much too dangerous”</text:p>
        <text:p text:style-name="P4">“Heaven is down. Hell is up. This is proven by the fact that the planets and stars are orderly in their movements, while down on earth we come close to the primal chaos. <text:s/>There are four other proofs, but I forgot them.” – Josh the Dill // KING KONG KABAL</text:p>
        <text:p text:style-name="P4">“Eris is not hateful or malicious. But She is mischievous, and does get a little bitchy at times.”</text:p>
        <text:p text:style-name="P4">The Law of Fives. <text:s/>The Holy 23.</text:p>
        <text:p text:style-name="P4">*** “The Nagas of Upper Burma say that the sun shines by day because, being a woman, it is afraid to venture out by night.”</text:p>
        <text:p text:style-name="P4">“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5">“To diverse gods<text:line-break/>Do mortals bow;<text:line-break/>Holy Cow, and<text:line-break/>Wholly Chao.”<text:line-break/>– Rev. Dr. Grindlebone<text:line-break/>Monroe Cabal</text:p>
        <text:p text:style-name="P4">“Common sense is what tells you that the world is flat.”</text:p>
        <text:p text:style-name="P4">“This is St. Gulik. <text:s/>He is the Messenger of the Goddess. <text:s/>A different age from ours called him Hermes. <text:s/>Many people called him by many names. <text:s/>He is a Roach.”</text:p>
        <text:p text:style-name="Text_20_body"><text:span text:style-name="T7">“Everybody I know who is right always agrees with </text:span><text:span text:style-name="T6">me</text:span><text:span text:style-name="T7">.” – Rev. Lady Mal.</text:span></text:p>
        <text:p text:style-name="P4">POEE Calendar (00034)</text:p>
        <text:p text:style-name="P4">"The Five Laws have root in awareness." – Che Fung (Ezra Pound, Canto 85)</text:p>
        <text:p text:style-name="P4">“... under Eris Confusion became established, and was hence called Bureaucracy; while over Bureaucracy Eris became established, and was hence called Discordia” – Book of Uterus, 1:7</text:p>
        <text:p text:style-name="Text_20_body"><text:span text:style-name="T7">The Five Orders of Discordia (“Them”). <text:s/>The seeds of the ORDERS OF DISCORDIA were planted </text:span><text:soft-page-break/><text:span text:style-name="T7">by Greyface into his early disciples. … The Orders are composed of persons all hung up on authority, security and control; i.e., they are blinded by the Aneristic Illusion. They do not know that they belong to Orders of Discordia. But </text:span><text:span text:style-name="T6">we</text:span><text:span text:style-name="T7"> know.</text:span></text:p>
        <text:list xml:id="list1945573727" text:style-name="L1">
          <text:list-item>
            <text:p text:style-name="P8">The Military Order of THE KNIGHTS OF THE FIVE SIDED TEMPLE. This is for all of the soldiers and bureaucrats of the world. [Apple]</text:p>
          </text:list-item>
          <text:list-item>
            <text:p text:style-name="P8">The Political Order of THE PARTY FOR WAR ON EVIL. This is reserved for lawmakers, censors, and like ilk. [Anvil]</text:p>
          </text:list-item>
          <text:list-item>
            <text:p text:style-name="P8">The Academic Order of THE HEMLOCK FELLOWSHIP. They commonly inhabit schools and universities, and dominate many of them. [Archway]</text:p>
          </text:list-item>
          <text:list-item>
            <text:p text:style-name="P8">The Social Order of THE CITIZENS COMMITTEE FOR CONCERNED CITIZENS. This is mostly a grass-roots version of the more professional military, political, academic and sacred Orders. [Arrow]</text:p>
          </text:list-item>
          <text:list-item>
            <text:p text:style-name="P8">The Sacred Order of THE DEFAMATION LEAGUE. Not much is known about the D.L., but they are very ancient and quite possibly were founded by Greyface himself. It is known that they now have absolute domination over all organized churches in the world. It is also believed that they have been costuming cabbages and passing them off as human beings. [Anchor]</text:p>
          </text:list-item>
        </text:list>
        <text:p text:style-name="P4">“immanentize the eschaton” – make-part-of-oneself/reality the end/final_destiny-of-everything</text:p>
        <text:p text:style-name="P4">The Five Basic Elements: Sweet, Boom, Pungent, Prickle and Orange</text:p>
        <text:p text:style-name="P4">“Study Demonology with an enemy this Sunday,” sez Thom, Gnos.</text:p>
        <text:p text:style-name="P4">“Illuminate the opposition!”</text:p>
        <text:p text:style-name="P4">“The Golden Secret” // “Nonsense as Salvation”</text:p>
        <text:p text:style-name="P4">“The future site of beautiful San Andreas Canyon”</text:p>
        <text:p text:style-name="P4">“Idealism lives with rules. Realism lives with rocks.” – Professor Ignotium P. Ignotius</text:p>
        <text:p text:style-name="P4">[See Norton Cabal Interview for properties of some characters.]</text:p>
        <text:p text:style-name="P4">[Look in random arty comix/mags for images to paste i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pendix: Random Notes</dc:title>
    <dc:date>2011-07-31T17:19:50</dc:date>
    <meta:editing-duration>PT1H16M7S</meta:editing-duration>
    <meta:editing-cycles>17</meta:editing-cycles>
    <meta:generator>OpenOffice.org/3.3$Unix OpenOffice.org_project/330m20$Build-9567</meta:generator>
    <dc:creator>Hugh Greene</dc:creator>
    <meta:document-statistic meta:table-count="0" meta:image-count="1" meta:object-count="0" meta:page-count="4" meta:paragraph-count="131" meta:word-count="2490" meta:character-count="14209"/>
    <meta:user-defined meta:name="Info 1"/>
    <meta:user-defined meta:name="Info 2"/>
    <meta:user-defined meta:name="Info 3"/>
    <meta:user-defined meta:name="Info 4"/>
    <meta:template xlink:type="simple" xlink:actuate="onRequest" xlink:title="Discordians" xlink:href="../Discordians.ott" meta:date="2010-08-14T23:20:20"/>
  </office:meta>
</office:document-meta>
</file>